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NewRoman" svg:font-family="TimesNewRoman" style:font-family-generic="roman"/>
    <style:font-face style:name="ZJRVJU+Helvetica" svg:font-family="ZJRVJU+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6.7083in" fo:margin-left="0in" table:align="left"/>
    </style:style>
    <style:style style:name="Tabella1.A" style:family="table-column">
      <style:table-column-properties style:column-width="1.4583in"/>
    </style:style>
    <style:style style:name="Tabella1.B" style:family="table-column">
      <style:table-column-properties style:column-width="0.8646in"/>
    </style:style>
    <style:style style:name="Tabella1.C" style:family="table-column">
      <style:table-column-properties style:column-width="1.7708in"/>
    </style:style>
    <style:style style:name="Tabella1.D" style:family="table-column">
      <style:table-column-properties style:column-width="2.6146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382in" fo:border="0.05pt solid #000000"/>
    </style:style>
    <style:style style:name="Tabella1.A2" style:family="table-cell">
      <style:table-cell-properties fo:padding="0.0382in" fo:border-left="0.05pt solid #000000" fo:border-right="none" fo:border-top="none" fo:border-bottom="0.05pt solid #000000"/>
    </style:style>
    <style:style style:name="Tabel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2" style:family="table">
      <style:table-properties style:width="6.7035in" fo:margin-left="0in" table:align="left"/>
    </style:style>
    <style:style style:name="Tabella2.A" style:family="table-column">
      <style:table-column-properties style:column-width="0.7111in"/>
    </style:style>
    <style:style style:name="Tabella2.B" style:family="table-column">
      <style:table-column-properties style:column-width="0.625in"/>
    </style:style>
    <style:style style:name="Tabella2.C" style:family="table-column">
      <style:table-column-properties style:column-width="0.5882in"/>
    </style:style>
    <style:style style:name="Tabella2.D" style:family="table-column">
      <style:table-column-properties style:column-width="2.891in"/>
    </style:style>
    <style:style style:name="Tabella2.E" style:family="table-column">
      <style:table-column-properties style:column-width="1.8882in"/>
    </style:style>
    <style:style style:name="Tabel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382in" fo:border="0.05pt solid #000000"/>
    </style:style>
    <style:style style:name="Tabella2.A2" style:family="table-cell">
      <style:table-cell-properties fo:padding="0.0382in" fo:border-left="0.05pt solid #000000" fo:border-right="none" fo:border-top="none" fo:border-bottom="0.05pt solid #000000"/>
    </style:style>
    <style:style style:name="Tabella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Arial" fo:font-size="12pt" fo:language="it" fo:country="IT" fo:font-weight="normal" officeooo:rsid="002caa12" officeooo:paragraph-rsid="0014498e" style:font-name-asian="ZJRVJU+Helvetica" style:font-size-asian="12pt" style:font-weight-asian="normal" style:font-name-complex="ZJRVJU+Helvetica" style:font-size-complex="12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language="it" fo:country="IT" fo:font-weight="normal" officeooo:paragraph-rsid="0014498e" style:font-name-asian="ZJRVJU+Helvetica" style:font-size-asian="12pt" style:font-weight-asian="normal" style:font-name-complex="ZJRVJU+Helvetica" style:font-size-complex="1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language="it" fo:country="IT" officeooo:paragraph-rsid="0014498e" style:font-size-asian="12pt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" fo:font-size="12pt" fo:language="it" fo:country="IT" officeooo:paragraph-rsid="0014498e" style:font-name-asian="TimesNewRoman" style:font-size-asian="12pt" style:font-name-complex="TimesNewRoman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" fo:font-size="12pt" fo:language="it" fo:country="IT" fo:font-weight="bold" officeooo:paragraph-rsid="0014498e" style:font-name-asian="TimesNewRoman" style:font-size-asian="12pt" style:font-weight-asian="bold" style:font-name-complex="TimesNewRoman" style:font-size-complex="12pt" style:font-weight-complex="bold"/>
    </style:style>
    <style:style style:name="P6" style:family="paragraph" style:parent-style-name="Standard">
      <style:text-properties style:font-name="Arial" fo:language="it" fo:country="IT" officeooo:rsid="0024e36b" officeooo:paragraph-rsid="0014498e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" fo:language="it" fo:country="IT" officeooo:paragraph-rsid="0014498e"/>
    </style:style>
    <style:style style:name="P8" style:family="paragraph" style:parent-style-name="Standard">
      <style:text-properties style:font-name="Arial" fo:language="it" fo:country="IT" officeooo:rsid="0014498e" officeooo:paragraph-rsid="0014498e"/>
    </style:style>
    <style:style style:name="P9" style:family="paragraph" style:parent-style-name="Standard">
      <style:text-properties style:font-name="Arial" officeooo:rsid="0024e36b" officeooo:paragraph-rsid="0014498e"/>
    </style:style>
    <style:style style:name="P10" style:family="paragraph" style:parent-style-name="Standard">
      <style:text-properties style:font-name="Arial" officeooo:rsid="00271831" officeooo:paragraph-rsid="0014498e"/>
    </style:style>
    <style:style style:name="P11" style:family="paragraph" style:parent-style-name="Standard">
      <style:text-properties style:font-name="Arial" officeooo:paragraph-rsid="0014498e"/>
    </style:style>
    <style:style style:name="P12" style:family="paragraph" style:parent-style-name="Standard">
      <style:text-properties fo:language="it" fo:country="IT" officeooo:rsid="00104038" officeooo:paragraph-rsid="0014498e"/>
    </style:style>
    <style:style style:name="P13" style:family="paragraph" style:parent-style-name="Table_20_Contents">
      <style:text-properties style:font-name="Arial" officeooo:rsid="0024e36b" officeooo:paragraph-rsid="0014498e"/>
    </style:style>
    <style:style style:name="P14" style:family="paragraph" style:parent-style-name="Table_20_Contents">
      <style:text-properties style:font-name="Arial" officeooo:rsid="00271831" officeooo:paragraph-rsid="0014498e"/>
    </style:style>
    <style:style style:name="P15" style:family="paragraph" style:parent-style-name="Table_20_Contents">
      <style:text-properties style:font-name="Arial" officeooo:rsid="002c49f7" officeooo:paragraph-rsid="0014498e"/>
    </style:style>
    <style:style style:name="P16" style:family="paragraph" style:parent-style-name="Table_20_Contents">
      <style:text-properties style:font-name="Arial" officeooo:rsid="0030ae79" officeooo:paragraph-rsid="0014498e"/>
    </style:style>
    <style:style style:name="P17" style:family="paragraph" style:parent-style-name="Table_20_Contents">
      <style:text-properties style:font-name="Arial" fo:font-weight="bold" officeooo:rsid="0024e36b" officeooo:paragraph-rsid="0014498e" style:font-weight-asian="bold" style:font-weight-complex="bold"/>
    </style:style>
    <style:style style:name="P18" style:family="paragraph" style:parent-style-name="Table_20_Contents">
      <style:text-properties style:font-name="Arial" fo:font-weight="bold" officeooo:rsid="0014498e" officeooo:paragraph-rsid="0014498e" style:font-weight-asian="bold" style:font-weight-complex="bold"/>
    </style:style>
    <style:style style:name="P19" style:family="paragraph" style:parent-style-name="Table_20_Contents">
      <style:text-properties style:font-name="Arial" fo:font-style="italic" fo:font-weight="bold" officeooo:rsid="002caa12" officeooo:paragraph-rsid="0014498e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style:font-name="Arial" fo:font-style="italic" officeooo:rsid="0024e36b" officeooo:paragraph-rsid="0014498e" style:font-style-asian="italic" style:font-style-complex="italic"/>
    </style:style>
    <style:style style:name="P21" style:family="paragraph" style:parent-style-name="Table_20_Contents">
      <style:text-properties style:font-name="Arial" officeooo:paragraph-rsid="0014498e"/>
    </style:style>
    <style:style style:name="P22" style:family="paragraph" style:parent-style-name="Table_20_Contents">
      <style:text-properties style:font-name="Arial" officeooo:rsid="0014498e" officeooo:paragraph-rsid="0014498e"/>
    </style:style>
    <style:style style:name="P23" style:family="paragraph" style:parent-style-name="Standard" style:list-style-name="L1">
      <style:paragraph-properties fo:line-height="200%"/>
      <style:text-properties style:font-name="Arial" officeooo:rsid="0024e36b" officeooo:paragraph-rsid="0014498e"/>
    </style:style>
    <style:style style:name="P24" style:family="paragraph" style:parent-style-name="Standard">
      <style:text-properties style:font-name="Arial" officeooo:rsid="0024e36b" officeooo:paragraph-rsid="0014498e"/>
    </style:style>
    <style:style style:name="P25" style:family="paragraph" style:parent-style-name="Standard">
      <style:text-properties style:font-name="Arial" officeooo:rsid="0024e36b" officeooo:paragraph-rsid="00180ce5"/>
    </style:style>
    <style:style style:name="P26" style:family="paragraph" style:parent-style-name="Standard" style:list-style-name="L1">
      <style:paragraph-properties fo:line-height="200%"/>
      <style:text-properties style:font-name="Arial" officeooo:rsid="0019f11b" officeooo:paragraph-rsid="0014498e"/>
    </style:style>
    <style:style style:name="P27" style:family="paragraph" style:parent-style-name="Standard" style:list-style-name="L2">
      <style:text-properties style:font-name="Arial" fo:language="it" fo:country="IT" officeooo:paragraph-rsid="0014498e"/>
    </style:style>
    <style:style style:name="P28" style:family="paragraph" style:parent-style-name="Standard">
      <style:text-properties style:font-name="Arial" fo:language="it" fo:country="IT" officeooo:rsid="0024e36b" officeooo:paragraph-rsid="0014498e"/>
    </style:style>
    <style:style style:name="P29" style:family="paragraph" style:parent-style-name="Standard">
      <style:text-properties style:font-name="Arial" fo:language="it" fo:country="IT" officeooo:rsid="0024e36b" officeooo:paragraph-rsid="00180ce5"/>
    </style:style>
    <style:style style:name="P30" style:family="paragraph" style:parent-style-name="Standard">
      <style:text-properties style:font-name="Arial" fo:language="it" fo:country="IT" officeooo:rsid="0026837b" officeooo:paragraph-rsid="0014498e"/>
    </style:style>
    <style:style style:name="P31" style:family="paragraph" style:parent-style-name="Standard">
      <style:text-properties style:font-name="Arial" fo:language="it" fo:country="IT" officeooo:rsid="002c49f7" officeooo:paragraph-rsid="0014498e"/>
    </style:style>
    <style:style style:name="P32" style:family="paragraph" style:parent-style-name="Standard">
      <style:text-properties style:font-name="Arial" fo:language="it" fo:country="IT" fo:font-style="normal" officeooo:rsid="0024e36b" officeooo:paragraph-rsid="00180ce5" style:font-style-asian="normal" style:font-style-complex="normal"/>
    </style:style>
    <style:style style:name="P33" style:family="paragraph" style:parent-style-name="Standard" style:list-style-name="L1">
      <style:paragraph-properties fo:line-height="200%"/>
      <style:text-properties style:font-name="Times New Roman" fo:language="it" fo:country="IT" fo:font-style="italic" officeooo:rsid="00180ce5" officeooo:paragraph-rsid="00180ce5" style:language-asian="zxx" style:country-asian="none" style:font-style-asian="italic" style:language-complex="zxx" style:country-complex="none" style:font-style-complex="italic"/>
    </style:style>
    <style:style style:name="P34" style:family="paragraph" style:parent-style-name="Heading_20_1">
      <style:text-properties fo:language="it" fo:country="IT" officeooo:rsid="0021cb48" officeooo:paragraph-rsid="0014498e"/>
    </style:style>
    <style:style style:name="P35" style:family="paragraph" style:parent-style-name="Text_20_body">
      <style:text-properties officeooo:rsid="00180ce5" officeooo:paragraph-rsid="00180ce5"/>
    </style:style>
    <style:style style:name="T1" style:family="text">
      <style:text-properties officeooo:rsid="002c49f7"/>
    </style:style>
    <style:style style:name="T2" style:family="text">
      <style:text-properties officeooo:rsid="0030ae79"/>
    </style:style>
    <style:style style:name="T3" style:family="text">
      <style:text-properties officeooo:rsid="00294c73"/>
    </style:style>
    <style:style style:name="T4" style:family="text">
      <style:text-properties fo:language="it" fo:country="IT"/>
    </style:style>
    <style:style style:name="T5" style:family="text">
      <style:text-properties fo:language="it" fo:country="IT" officeooo:rsid="002c49f7"/>
    </style:style>
    <style:style style:name="T6" style:family="text">
      <style:text-properties fo:language="it" fo:country="IT" officeooo:rsid="0030ae79"/>
    </style:style>
    <style:style style:name="T7" style:family="text">
      <style:text-properties fo:language="it" fo:country="IT" officeooo:rsid="002caa12"/>
    </style:style>
    <style:style style:name="T8" style:family="text">
      <style:text-properties fo:language="it" fo:country="IT" fo:font-style="italic" officeooo:rsid="0014498e" style:font-style-asian="italic" style:font-style-complex="italic"/>
    </style:style>
    <style:style style:name="T9" style:family="text">
      <style:text-properties fo:language="it" fo:country="IT" fo:font-style="italic" officeooo:rsid="00180ce5" style:font-style-asian="italic" style:font-style-complex="italic"/>
    </style:style>
    <style:style style:name="T10" style:family="text">
      <style:text-properties fo:language="it" fo:country="IT" officeooo:rsid="0021cb48"/>
    </style:style>
    <style:style style:name="T11" style:family="text">
      <style:text-properties fo:language="it" fo:country="IT" officeooo:rsid="0024e36b"/>
    </style:style>
    <style:style style:name="T12" style:family="text">
      <style:text-properties fo:language="it" fo:country="IT" officeooo:rsid="0014498e"/>
    </style:style>
    <style:style style:name="T13" style:family="text">
      <style:text-properties fo:language="it" fo:country="IT" officeooo:rsid="00148ac0"/>
    </style:style>
    <style:style style:name="T14" style:family="text">
      <style:text-properties fo:language="it" fo:country="IT" officeooo:rsid="00158891"/>
    </style:style>
    <style:style style:name="T15" style:family="text">
      <style:text-properties fo:language="it" fo:country="IT" officeooo:rsid="00180ce5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b23e0" style:font-weight-asian="bold" style:font-weight-complex="bold"/>
    </style:style>
    <style:style style:name="T18" style:family="text">
      <style:text-properties fo:font-weight="bold" style:font-name-asian="TimesNewRoman" style:font-weight-asian="bold" style:font-name-complex="TimesNewRoman" style:font-weight-complex="bold"/>
    </style:style>
    <style:style style:name="T19" style:family="text">
      <style:text-properties officeooo:rsid="00271831"/>
    </style:style>
    <style:style style:name="T20" style:family="text">
      <style:text-properties officeooo:rsid="0019f11b"/>
    </style:style>
    <style:style style:name="T21" style:family="text">
      <style:text-properties officeooo:rsid="002caa12"/>
    </style:style>
    <style:style style:name="T22" style:family="text">
      <style:text-properties officeooo:rsid="0021cb48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4498e" style:font-style-asian="italic" style:font-style-complex="italic"/>
    </style:style>
    <style:style style:name="T25" style:family="text">
      <style:text-properties fo:font-style="italic" officeooo:rsid="00180ce5" style:font-style-asian="italic" style:font-style-complex="italic"/>
    </style:style>
    <style:style style:name="T26" style:family="text">
      <style:text-properties officeooo:rsid="002b23e0"/>
    </style:style>
    <style:style style:name="T27" style:family="text">
      <style:text-properties officeooo:rsid="0026837b"/>
    </style:style>
    <style:style style:name="T28" style:family="text">
      <style:text-properties officeooo:rsid="0027e1f7"/>
    </style:style>
    <style:style style:name="T29" style:family="text">
      <style:text-properties style:font-name-asian="TimesNewRoman" style:font-name-complex="TimesNewRoman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style:font-name-asian="TimesNewRoman" style:font-name-complex="TimesNewRoman"/>
    </style:style>
    <style:style style:name="T32" style:family="text">
      <style:text-properties style:text-underline-style="solid" style:text-underline-width="auto" style:text-underline-color="font-color" officeooo:rsid="002b23e0"/>
    </style:style>
    <style:style style:name="T33" style:family="text">
      <style:text-properties officeooo:rsid="0014498e"/>
    </style:style>
    <style:style style:name="T34" style:family="text">
      <style:text-properties officeooo:rsid="00148ac0"/>
    </style:style>
    <style:style style:name="T35" style:family="text">
      <style:text-properties officeooo:rsid="00158891"/>
    </style:style>
    <style:style style:name="T36" style:family="text">
      <style:text-properties officeooo:rsid="00180ce5"/>
    </style:style>
    <style:style style:name="T37" style:family="text">
      <style:text-properties style:font-name="Times New Roman" fo:font-style="italic" officeooo:rsid="00180ce5" style:font-style-asian="italic" style:font-style-complex="italic"/>
    </style:style>
    <style:style style:name="T38" style:family="text">
      <style:text-properties style:font-name="Times New Roman" fo:font-style="italic" officeooo:rsid="00180ce5" style:language-asian="zxx" style:country-asian="none" style:font-style-asian="italic" style:language-complex="zxx" style:country-complex="none" style:font-style-complex="italic"/>
    </style:style>
    <style:style style:name="T39" style:family="text">
      <style:text-properties style:font-name="Times New Roman" fo:language="it" fo:country="IT" fo:font-style="italic" officeooo:rsid="00180ce5" style:language-asian="zxx" style:country-asian="none" style:font-style-asian="italic" style:language-complex="zxx" style:country-complex="none" style:font-style-complex="italic"/>
    </style:style>
    <style:style style:name="T40" style:family="text">
      <style:text-properties style:font-name="Times New Roman" fo:language="it" fo:country="IT" fo:font-style="italic" officeooo:rsid="002caa12" style:language-asian="zxx" style:country-asian="none" style:font-style-asian="italic" style:language-complex="zxx" style:country-complex="none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34" text:outline-level="1"><text:span text:style-name="T1">Gestione sfide 2 <text:s/></text:span>- prova C del <text:span text:style-name="T35">15/2/18</text:span></text:h>
      <text:p text:style-name="P35"><text:span text:style-name="T14">E</text:span><text:span text:style-name="T4">sercizio del 22/3/18 in classe.</text:span></text:p>
      <text:p text:style-name="P35"><text:span text:style-name="T14">U</text:span><text:span text:style-name="T4">n po’ modificata. In italico quello che ho aggiunto io non fa parte del testo originale.</text:span></text:p>
      <text:p text:style-name="P12"/>
      <text:p text:style-name="P6">Si vuole scrivere una applicazione che gestisc<text:span text:style-name="T3">e</text:span> <text:span text:style-name="T2">un insieme di sfide a videogiochi.</text:span></text:p>
      <text:p text:style-name="P6"/>
      <text:p text:style-name="P6"><text:tab/><text:span text:style-name="T37">Definisco una classe GestoreVideogiochi che è la mia classe principale</text:span></text:p>
      <text:p text:style-name="P6"/>
      <text:p text:style-name="P9"><text:span text:style-name="T4">Ogni </text:span><text:span text:style-name="T13">sfida</text:span><text:span text:style-name="T5"> ha sempre una descrizione (contenente ad esempio </text:span><text:span text:style-name="T12">il videogioco</text:span><text:span text:style-name="T5">) l’ora in cui è tenut</text:span><text:span text:style-name="T13">a, </text:span><text:span text:style-name="T12">il nome dei due partecipanti </text:span><text:span text:style-name="T14">e la sua validità che può essere o campionato o amichevole</text:span><text:span text:style-name="T4">. </text:span><text:span text:style-name="T6">L</text:span><text:span text:style-name="T7">’ora </text:span><text:span text:style-name="T6">non può essere prima delle 7 né dopo le </text:span><text:span text:style-name="T13">24</text:span><text:span text:style-name="T7">.</text:span></text:p>
      <text:p text:style-name="P25"><text:span text:style-name="T7"><text:tab/></text:span></text:p>
      <text:p text:style-name="P25"><text:span text:style-name="T40"><text:tab/></text:span><text:span text:style-name="T39">Questi sono i campi – per campionato e amichevole uso dei boolean (in futuro userò enumerativi). Per ora uso qualche classe di prog?</text:span><text:span text:style-name="T9"> </text:span></text:p>
      <text:p text:style-name="P6"/>
      <text:p text:style-name="P9"><text:span text:style-name="T4">Esistono </text:span><text:span text:style-name="T13">sfide</text:span><text:span text:style-name="T5"> di </text:span><text:span text:style-name="T12">tre </text:span><text:span text:style-name="T5">tipi: </text:span><text:span text:style-name="T12">pacific</text:span><text:span text:style-name="T13">he</text:span><text:span text:style-name="T12">, normali, </text:span><text:span text:style-name="T15">e </text:span><text:span text:style-name="T12">competizione </text:span><text:span text:style-name="T15">con alcuni campi in più.</text:span></text:p>
      <text:p text:style-name="P29"><text:span text:style-name="T25"/></text:p>
      <text:p text:style-name="P29"><text:span text:style-name="T25"><text:tab/></text:span><text:span text:style-name="T38">Queste sono 3 sottoclassi. Devo mettere i costruttori e solo i campi in più.</text:span></text:p>
      <text:p text:style-name="P29"><text:span text:style-name="T25"/></text:p>
      <text:p text:style-name="P32"><text:span text:style-name="T36">Ogni sfida ha un metodo per calcolare il punteggio secondo questa tabella. </text:span></text:p>
      <text:p text:style-name="P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3">Tipo <text:span text:style-name="T1">sfida</text:span></text:p>
          </table:table-cell>
          <table:table-cell table:style-name="Tabella1.A1" office:value-type="string">
            <text:p text:style-name="P14">Prima lettera codice</text:p>
          </table:table-cell>
          <table:table-cell table:style-name="Tabella1.A1" office:value-type="string">
            <text:p text:style-name="P15">campi</text:p>
          </table:table-cell>
          <table:table-cell table:style-name="Tabella1.D1" office:value-type="string">
            <text:p text:style-name="P15"><text:span text:style-name="T8">Punteggio </text:span><text:s/><text:span text:style-name="T16">METODO</text:span></text:p>
          </table:table-cell>
        </table:table-row>
        <table:table-row>
          <table:table-cell table:style-name="Tabella1.A2" office:value-type="string">
            <text:p text:style-name="P8">pacific<text:span text:style-name="T34">he</text:span></text:p>
          </table:table-cell>
          <table:table-cell table:style-name="Tabella1.A2" office:value-type="string">
            <text:p text:style-name="P22">P</text:p>
          </table:table-cell>
          <table:table-cell table:style-name="Tabella1.A2" office:value-type="string">
            <text:p text:style-name="P22">nessuno</text:p>
          </table:table-cell>
          <table:table-cell table:style-name="Tabella1.D2" office:value-type="string">
            <text:p text:style-name="P15">10 <text:span text:style-name="T35">se amichevole, 100 se campionato</text:span></text:p>
          </table:table-cell>
        </table:table-row>
        <table:table-row>
          <table:table-cell table:style-name="Tabella1.A2" office:value-type="string">
            <text:p text:style-name="P8">normali</text:p>
          </table:table-cell>
          <table:table-cell table:style-name="Tabella1.A2" office:value-type="string">
            <text:p text:style-name="P22">N</text:p>
          </table:table-cell>
          <table:table-cell table:style-name="Tabella1.A2" office:value-type="string">
            <text:p text:style-name="P22">Luogo del sfida</text:p>
          </table:table-cell>
          <table:table-cell table:style-name="Tabella1.D2" office:value-type="string">
            <text:p text:style-name="P16">se ora &lt; 12 allora 200 altrimenti 300</text:p>
          </table:table-cell>
        </table:table-row>
        <table:table-row>
          <table:table-cell table:style-name="Tabella1.A2" office:value-type="string">
            <text:p text:style-name="P8">competizione</text:p>
          </table:table-cell>
          <table:table-cell table:style-name="Tabella1.A2" office:value-type="string">
            <text:p text:style-name="P15">C</text:p>
          </table:table-cell>
          <table:table-cell table:style-name="Tabella1.A2" office:value-type="string">
            <text:p text:style-name="P22">Punteggio del gioco (da 1 a 10)</text:p>
          </table:table-cell>
          <table:table-cell table:style-name="Tabella1.D2" office:value-type="string">
            <text:p text:style-name="P22">1000+ punteggiooco *500</text:p>
            <text:p text:style-name="P15"/>
          </table:table-cell>
        </table:table-row>
      </table:table>
      <text:p text:style-name="P6"/>
      <text:p text:style-name="P6"/>
      <text:p text:style-name="P30">Se cerco di creare u<text:span text:style-name="T33">na sfida</text:span> non valid<text:span text:style-name="T34">a</text:span> avrò una eccezione <text:span text:style-name="T3">controllata</text:span>. <text:span text:style-name="T19">Controlla anche altri dati se riesci.</text:span></text:p>
      <text:p text:style-name="P30"/>
      <text:p text:style-name="P29"><text:span text:style-name="T25"><text:tab/></text:span><text:span text:style-name="T38">Qui devo creare delle mie eccezioni</text:span></text:p>
      <text:p text:style-name="P30"/>
      <text:p text:style-name="P31">Ogni <text:span text:style-name="T34">sfida </text:span>ha anche un ID che è una stringa che inizia con la prima lettera in tabella sopra e un numero crescente. L’ID può essere passato nel costruttore, se non lo è, viene generato automaticamente.</text:p>
      <text:p text:style-name="P31"/>
      <text:p text:style-name="P29"><text:span text:style-name="T25"><text:tab/></text:span><text:span text:style-name="T38">Qui devo usare un contatore static</text:span></text:p>
      <text:p text:style-name="P6"/>
      <text:p text:style-name="P11"><text:span text:style-name="T4">L’applicazione da progettare riguarda </text:span><text:span text:style-name="T10">la gestione de</text:span><text:span text:style-name="T13">lle sfide</text:span><text:span text:style-name="T11">. </text:span><text:s/>A questo scopo, si faccia riferimento a<text:span text:style-name="T20">lle seguenti </text:span>operazioni:</text:p>
      <text:p text:style-name="P11"/>
      <text:list xml:id="list645033938" text:style-name="L1">
        <text:list-item>
          <text:p text:style-name="P23"><text:span text:style-name="T16">lettura</text:span> da file <text:span text:style-name="T33">delle sfide</text:span> memorizzat<text:span text:style-name="T34">e</text:span> su file di testo (in un formato da te scelto e <text:soft-page-break/>spiegato)</text:p>
          <text:p text:style-name="P33">Qui uso i file, split e cose del genere</text:p>
        </text:list-item>
        <text:list-item>
          <text:p text:style-name="P26"><text:span text:style-name="T16">inserimento</text:span> di un<text:span text:style-name="T22"> nuova sfida. Quando creo una nuova sfida devo controllare che sia valida, e assegnargli l’ID (a meno che sia letto da file)</text:span></text:p>
        </text:list-item>
        <text:list-item>
          <text:p text:style-name="P23"><text:span text:style-name="T16">stampa</text:span> delle <text:span text:style-name="T21">sfide</text:span> in ordine di <text:span text:style-name="T21">tempo</text:span> </text:p>
          <text:p text:style-name="P33">Implemento la classe Comparabale</text:p>
        </text:list-item>
        <text:list-item>
          <text:p text:style-name="P23"><text:span text:style-name="T16">stampa</text:span> delle <text:span text:style-name="T21">sfide</text:span> in ordine di <text:span text:style-name="T24">punteggio</text:span>.</text:p>
          <text:p text:style-name="P33">Qui dovrei usare un ordine diverso … come faccio?</text:p>
        </text:list-item>
        <text:list-item>
          <text:p text:style-name="P23"><text:span text:style-name="T17">ricerca</text:span> d<text:span text:style-name="T26">i una sfida in cui il nome di un partecipante contiene una cerca stringa passata come argomento. Ad esempio (“Rossi”).</text:span></text:p>
        </text:list-item>
      </text:list>
      <text:p text:style-name="P9"/>
      <text:p text:style-name="P9">L<text:span text:style-name="T27">e</text:span> stamp<text:span text:style-name="T27">e</text:span> a video deve avere più o meno questo formato</text:p>
      <text:p text:style-name="P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7">ID</text:p>
          </table:table-cell>
          <table:table-cell table:style-name="Tabella2.A1" office:value-type="string">
            <text:p text:style-name="P19">Data</text:p>
          </table:table-cell>
          <table:table-cell table:style-name="Tabella2.A1" office:value-type="string">
            <text:p text:style-name="P19">Ora</text:p>
          </table:table-cell>
          <table:table-cell table:style-name="Tabella2.A1" office:value-type="string">
            <text:p text:style-name="P19">Descrizione</text:p>
          </table:table-cell>
          <table:table-cell table:style-name="Tabella2.E1" office:value-type="string">
            <text:p text:style-name="P18">punteggio</text:p>
          </table:table-cell>
        </table:table-row>
        <table:table-row>
          <table:table-cell table:style-name="Tabella2.A2" office:value-type="string">
            <text:p text:style-name="P20">Id del <text:span text:style-name="T21">sfida</text:span></text:p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20"/>
          </table:table-cell>
          <table:table-cell table:style-name="Tabella2.A2" office:value-type="string">
            <text:p text:style-name="P20"><text:span text:style-name="T26">Destinazione</text:span> + (<text:span text:style-name="T28">altre info)</text:span></text:p>
          </table:table-cell>
          <table:table-cell table:style-name="Tabella2.E2" office:value-type="string">
            <text:p text:style-name="P20">Numero</text:p>
          </table:table-cell>
        </table:table-row>
        <table:table-row>
          <table:table-cell table:style-name="Tabella2.A2" office:value-type="string">
            <text:p text:style-name="P21">..</text:p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>..</text:p>
          </table:table-cell>
          <table:table-cell table:style-name="Tabella2.E2" office:value-type="string">
            <text:p text:style-name="P21">..</text:p>
          </table:table-cell>
        </table:table-row>
        <table:table-row>
          <table:table-cell table:style-name="Tabella2.A2" office:value-type="string">
            <text:p text:style-name="P21">..</text:p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/>
          </table:table-cell>
          <table:table-cell table:style-name="Tabella2.A2" office:value-type="string">
            <text:p text:style-name="P21">..</text:p>
          </table:table-cell>
          <table:table-cell table:style-name="Tabella2.E2" office:value-type="string">
            <text:p text:style-name="P21">..</text:p>
          </table:table-cell>
        </table:table-row>
      </table:table>
      <text:p text:style-name="P9"/>
      <text:p text:style-name="P10">Se riesci, stampa i caratteri | e = per i bordi della tabella.</text:p>
      <text:list xml:id="list619485635" text:style-name="L2">
        <text:list-header>
          <text:p text:style-name="P27"/>
        </text:list-header>
      </text:list>
      <text:p text:style-name="P3"><text:span text:style-name="T29">All'incirca ogni funzionalità richiede la scrittura di un metodo a cui passare i parametri opportuni. </text:span><text:span text:style-name="T31">Non fare alcun input con l'utente</text:span><text:span text:style-name="T29">. Scrivi però un main in cui testi </text:span><text:span text:style-name="T18">tutti</text:span><text:span text:style-name="T29"> i metodi sopra descritti più eventuali altri per assicurarti che funzionino. Nel main non chiedere nulla all'utente ma mostra solo i risultati dei passi.</text:span></text:p>
      <text:p text:style-name="P4"/>
      <text:p text:style-name="P4"><text:span text:style-name="T16">Istruzioni pratiche</text:span>: usa il desktop come workspace di eclipse e<text:span text:style-name="T30"> crea un progetto con il tuo cognome_nome </text:span><text:span text:style-name="T32">+ la lettera del tuo tema (A)</text:span>: in questo modo ti troverai già sul desktop una cartella che contiene tutto quello che serve per la valutazione. </text:p>
      <text:p text:style-name="P4"/>
      <text:p text:style-name="P5">Crea un file readme.txt (in cui spieghi la tua applicazione) con eclipse nel default package.</text:p>
      <text:p text:style-name="P7"/>
      <text:p text:style-name="P2">Anche il file de<text:span text:style-name="T33">i sfide </text:span>mettilo nella root del progetto, per riferirti ad esso basterà che usi il suo nome (senza path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NewRoman" svg:font-family="TimesNewRoman" style:font-family-generic="roman"/>
    <style:font-face style:name="ZJRVJU+Helvetica" svg:font-family="ZJRVJU+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12S</meta:editing-duration>
    <meta:editing-cycles>6</meta:editing-cycles>
    <meta:generator>LibreOffice/6.0.2.1$Windows_X86_64 LibreOffice_project/f7f06a8f319e4b62f9bc5095aa112a65d2f3ac89</meta:generator>
    <dc:date>2018-03-22T10:22:40.359000000</dc:date>
    <meta:print-date>2018-02-15T13:48:32.069000000</meta:print-date>
    <meta:document-statistic meta:table-count="2" meta:image-count="0" meta:object-count="0" meta:page-count="2" meta:paragraph-count="61" meta:word-count="564" meta:character-count="3229" meta:non-whitespace-character-count="2716"/>
    <meta:user-defined meta:name="Info 1"/>
    <meta:user-defined meta:name="Info 2"/>
    <meta:user-defined meta:name="Info 3"/>
    <meta:user-defined meta:name="Info 4"/>
  </office:meta>
</office:document-meta>
</file>